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0.91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49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9.57mm" fo:break-before="auto" style:use-optimal-row-height="true"/>
    </style:style>
    <style:style style:name="ro3" style:family="table-row">
      <style:table-row-properties style:row-height="118.99mm" fo:break-before="auto" style:use-optimal-row-height="true"/>
    </style:style>
    <style:style style:name="ro4" style:family="table-row">
      <style:table-row-properties style:row-height="115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33ff99" fo:wrap-option="wrap"/>
    </style:style>
    <style:style style:name="ce3" style:family="table-cell" style:parent-style-name="Default">
      <style:table-cell-properties fo:background-color="#ff3333" fo:wrap-option="wrap"/>
    </style:style>
    <style:style style:name="ce4" style:family="table-cell" style:parent-style-name="Default" style:data-style-name="N61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Top 5 most similar word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 phrases, window 5, size 200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vocab size</text:p>
          </table:table-cell>
          <table:table-cell office:value-type="string" calcext:value-type="string">
            <text:p>wprds</text:p>
          </table:table-cell>
          <table:table-cell office:value-type="string" calcext:value-type="string">
            <text:p>CBOW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ampling</text:p>
          </table:table-cell>
          <table:table-cell office:value-type="string" calcext:value-type="string">
            <text:p>hs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 ordinary0.517488</text:p>
            <text:p>                                            adidas0.512759</text:p>
            <text:p>                                               old0.466625</text:p>
            <text:p>                                          umbrella0.443556</text:p>
            <text:p>                                           average0.434132</text:p>
            <text:p/>
            <text:p/>
          </table:table-cell>
          <table:table-cell office:value-type="string" calcext:value-type="string">
            <text:p> handbag0.680944</text:p>
            <text:p>                                          backpack0.655900</text:p>
            <text:p>                                          rucksack0.429627</text:p>
            <text:p>                                               cap0.423913</text:p>
            <text:p>                                        Wristwatch0.414384</text:p>
            <text:p/>
          </table:table-cell>
          <table:table-cell office:value-type="string" calcext:value-type="string">
            <text:p>forehead0.666275</text:p>
            <text:p>                                              ears0.650472</text:p>
            <text:p>                                              face0.586693</text:p>
            <text:p>                                            friend0.563241</text:p>
            <text:p>                                              eyes0.555398</text:p>
            <text:p/>
          </table:table-cell>
          <table:table-cell office:value-type="string" calcext:value-type="string">
            <text:p> tshirt0.572302</text:p>
            <text:p>                                           t-shirt0.560903</text:p>
            <text:p>                                        sweatshirt0.552683</text:p>
            <text:p>                                               top0.527124</text:p>
            <text:p>                                               Tee0.507063</text:p>
          </table:table-cell>
          <table:table-cell office:value-type="string" calcext:value-type="string">
            <text:p>girl0.816953</text:p>
            <text:p>                                               man0.783827</text:p>
            <text:p>                                              lady0.763773</text:p>
            <text:p>                                               boy0.684710</text:p>
            <text:p>                                               guy0.658758</text:p>
            <text:p/>
          </table:table-cell>
          <table:table-cell office:value-type="string" calcext:value-type="string">
            <text:p>gender-opposite:</text:p>
            <text:p>ACCURACY TOP1: 69.57 %  (16 / 23)</text:p>
            <text:p>Total accuracy: 69.57 %   Semantic accuracy: 69.57 %   Syntactic accuracy: -nan % </text:p>
            <text:p>plural-words:</text:p>
            <text:p>ACCURACY TOP1: 0.00 %  (0 / 11)</text:p>
            <text:p>Total accuracy: 47.06 %   Semantic accuracy: 47.06 %   Syntactic accuracy: -nan % </text:p>
            <text:p>comparitive:</text:p>
            <text:p>ACCURACY TOP1: 0.00 %  (0 / 1)</text:p>
            <text:p>Total accuracy: 47.06 %   Semantic accuracy: 47.06 %   Syntactic accuracy: -nan % </text:p>
            <text:p>similar:</text:p>
            <text:p>ACCURACY TOP1: 23.08 %  (3 / 13)</text:p>
            <text:p>Total accuracy: 40.43 %   Semantic accuracy: 40.43 %   Syntactic accuracy: -nan % </text:p>
            <text:p>present-article:</text:p>
            <text:p>ACCURACY TOP1: 80.00 %  (12 / 15)</text:p>
            <text:p>Total accuracy: 50.00 %   Semantic accuracy: 50.00 %   Syntactic accuracy: -nan % </text:p>
            <text:p>body-opposite:</text:p>
            <text:p>ACCURACY TOP1: 5.71 %  (2 / 35)</text:p>
            <text:p>Total accuracy: 34.02 %   Semantic accuracy: 50.00 %   Syntactic accuracy: 5.71 % </text:p>
            <text:p>clothes-similar:</text:p>
            <text:p>ACCURACY TOP1: 19.64 %  (11 / 56)</text:p>
            <text:p>Total accuracy: 28.76 %   Semantic accuracy: 50.00 %   Syntactic accuracy: 14.2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3">
          <table:table-cell/>
          <table:table-cell office:value-type="string" calcext:value-type="string">
            <text:p> adidas0.564331</text:p>
            <text:p>                                               old0.424284</text:p>
            <text:p>                                          ordinary0.397225</text:p>
            <text:p>                                           average0.396899</text:p>
            <text:p>                                            object0.396648</text:p>
            <text:p/>
          </table:table-cell>
          <table:table-cell office:value-type="string" calcext:value-type="string">
            <text:p>        backpack0.709502</text:p>
            <text:p>                                           handbag0.615318</text:p>
            <text:p>                                              pack0.426073</text:p>
            <text:p>                                        wristwatch0.401264</text:p>
            <text:p>                                            clutch0.394148</text:p>
            <text:p/>
          </table:table-cell>
          <table:table-cell office:value-type="string" calcext:value-type="string">
            <text:p> forehead0.710036</text:p>
            <text:p>                                              face0.606622</text:p>
            <text:p>                                              ears0.606125</text:p>
            <text:p>                                            friend0.585584</text:p>
            <text:p>                                            elbows0.580347</text:p>
            <text:p/>
          </table:table-cell>
          <table:table-cell office:value-type="string" calcext:value-type="string">
            <text:p>  t-shirt0.615103</text:p>
            <text:p>                                               top0.571500</text:p>
            <text:p>                                        sweatshirt0.515376</text:p>
            <text:p>                                            tshirt0.484394</text:p>
            <text:p>                                             dress0.467919</text:p>
            <text:p/>
          </table:table-cell>
          <table:table-cell office:value-type="string" calcext:value-type="string">
            <text:p> girl0.820860</text:p>
            <text:p>                                               man0.763613</text:p>
            <text:p>                                              lady0.761039</text:p>
            <text:p>                                             women0.692150</text:p>
            <text:p>                                            female0.660916</text:p>
            <text:p/>
          </table:table-cell>
          <table:table-cell office:value-type="string" calcext:value-type="string">
            <text:p>gender-opposite:</text:p>
            <text:p>ACCURACY TOP1: 69.57 %  (16 / 23)</text:p>
            <text:p>Total accuracy: 69.57 %   Semantic accuracy: 69.57 %   Syntactic accuracy: -nan % </text:p>
            <text:p>plural-words:</text:p>
            <text:p>ACCURACY TOP1: 0.00 %  (0 / 11)</text:p>
            <text:p>Total accuracy: 47.06 %   Semantic accuracy: 47.06 %   Syntactic accuracy: -nan % </text:p>
            <text:p>comparitive:</text:p>
            <text:p>ACCURACY TOP1: 0.00 %  (0 / 1)</text:p>
            <text:p>Total accuracy: 47.06 %   Semantic accuracy: 47.06 %   Syntactic accuracy: -nan % </text:p>
            <text:p>similar:</text:p>
            <text:p>ACCURACY TOP1: 15.38 %  (2 / 13)</text:p>
            <text:p>Total accuracy: 38.30 %   Semantic accuracy: 38.30 %   Syntactic accuracy: -nan % </text:p>
            <text:p>present-article:</text:p>
            <text:p>ACCURACY TOP1: 80.00 %  (12 / 15)</text:p>
            <text:p>Total accuracy: 48.39 %   Semantic accuracy: 48.39 %   Syntactic accuracy: -nan % </text:p>
            <text:p>body-opposite:</text:p>
            <text:p>ACCURACY TOP1: 2.86 %  (1 / 35)</text:p>
            <text:p>Total accuracy: 31.96 %   Semantic accuracy: 48.39 %   Syntactic accuracy: 2.86 % </text:p>
            <text:p>clothes-similar:</text:p>
            <text:p>ACCURACY TOP1: 14.29 %  (8 / 56)</text:p>
            <text:p>Total accuracy: 25.49 %   Semantic accuracy: 48.39 %   Syntactic accuracy: 9.8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 adidas0.530758</text:p>
            <text:p>                                           eyewear0.427029</text:p>
            <text:p>                                           average0.417842</text:p>
            <text:p>                                          umbrella0.413300</text:p>
            <text:p>                                               old0.409915</text:p>
            <text:p/>
          </table:table-cell>
          <table:table-cell office:value-type="string" calcext:value-type="string">
            <text:p>  backpack0.705286</text:p>
            <text:p>                                           handbag0.680804</text:p>
            <text:p>                                              pack0.425745</text:p>
            <text:p>                                          rucksack0.402877</text:p>
            <text:p>                                            clutch0.384432</text:p>
            <text:p/>
          </table:table-cell>
          <table:table-cell office:value-type="string" calcext:value-type="string">
            <text:p> forehead0.674027</text:p>
            <text:p>                                              face0.620977</text:p>
            <text:p>                                              ears0.594486</text:p>
            <text:p>                                        headphones0.575930</text:p>
            <text:p>                                            friend0.563908</text:p>
            <text:p/>
          </table:table-cell>
          <table:table-cell office:value-type="string" calcext:value-type="string">
            <text:p>   tshirt0.638960</text:p>
            <text:p>                                           t-shirt0.593393</text:p>
            <text:p>                                               tee0.562150</text:p>
            <text:p>                                               top0.557173</text:p>
            <text:p>                                        sweatshirt0.544937</text:p>
            <text:p/>
          </table:table-cell>
          <table:table-cell office:value-type="string" calcext:value-type="string">
            <text:p>   girl0.802310</text:p>
            <text:p>                                               man0.777382</text:p>
            <text:p>                                              lady0.725241</text:p>
            <text:p>                                               boy0.634692</text:p>
            <text:p>                                               guy0.624656</text:p>
            <text:p/>
          </table:table-cell>
          <table:table-cell office:value-type="string" calcext:value-type="string">
            <text:p>gender-opposite:</text:p>
            <text:p>ACCURACY TOP1: 69.57 %  (16 / 23)</text:p>
            <text:p>Total accuracy: 69.57 %   Semantic accuracy: 69.57 %   Syntactic accuracy: -nan % </text:p>
            <text:p>plural-words:</text:p>
            <text:p>ACCURACY TOP1: 0.00 %  (0 / 11)</text:p>
            <text:p>Total accuracy: 47.06 %   Semantic accuracy: 47.06 %   Syntactic accuracy: -nan % </text:p>
            <text:p>comparitive:</text:p>
            <text:p>ACCURACY TOP1: 0.00 %  (0 / 1)</text:p>
            <text:p>Total accuracy: 47.06 %   Semantic accuracy: 47.06 %   Syntactic accuracy: -nan % </text:p>
            <text:p>similar:</text:p>
            <text:p>ACCURACY TOP1: 23.08 %  (3 / 13)</text:p>
            <text:p>Total accuracy: 40.43 %   Semantic accuracy: 40.43 %   Syntactic accuracy: -nan % </text:p>
            <text:p>present-article:</text:p>
            <text:p>ACCURACY TOP1: 80.00 %  (12 / 15)</text:p>
            <text:p>Total accuracy: 50.00 %   Semantic accuracy: 50.00 %   Syntactic accuracy: -nan % </text:p>
            <text:p>body-opposite:</text:p>
            <text:p>ACCURACY TOP1: 5.71 %  (2 / 35)</text:p>
            <text:p>Total accuracy: 34.02 %   Semantic accuracy: 50.00 %   Syntactic accuracy: 5.71 % </text:p>
            <text:p>clothes-similar:</text:p>
            <text:p>ACCURACY TOP1: 16.07 %  (9 / 56)</text:p>
            <text:p>Total accuracy: 27.45 %   Semantic accuracy: 50.00 %   Syntactic accuracy: 12.0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idas0.444155</text:p>
            <text:p>                                               old0.421880</text:p>
            <text:p>                                           eyewear0.405657</text:p>
            <text:p>                                          ordinary0.402959</text:p>
            <text:p>                                           average0.372146</text:p>
            <text:p/>
          </table:table-cell>
          <table:table-cell office:value-type="string" calcext:value-type="string">
            <text:p>   backpack0.682456</text:p>
            <text:p>                                           handbag0.652349</text:p>
            <text:p>                                        wristwatch0.438229</text:p>
            <text:p>                                            clutch0.397349</text:p>
            <text:p>                                              bags0.372517</text:p>
            <text:p/>
          </table:table-cell>
          <table:table-cell office:value-type="string" calcext:value-type="string">
            <text:p>ears0.632215</text:p>
            <text:p>                                          forehead0.622472</text:p>
            <text:p>                                            friend0.596945</text:p>
            <text:p>                                              face0.576396</text:p>
            <text:p>                                              legs0.572543</text:p>
            <text:p/>
          </table:table-cell>
          <table:table-cell office:value-type="string" calcext:value-type="string">
            <text:p>sweatshirt0.627605</text:p>
            <text:p>                                           t-shirt0.539504</text:p>
            <text:p>                                               top0.538302</text:p>
            <text:p>                                            tshirt0.515989</text:p>
            <text:p>                                           sweater0.500889</text:p>
            <text:p/>
          </table:table-cell>
          <table:table-cell office:value-type="string" calcext:value-type="string">
            <text:p>  girl0.820248</text:p>
            <text:p>                                               man0.814669</text:p>
            <text:p>                                              lady0.713189</text:p>
            <text:p>                                               boy0.678061</text:p>
            <text:p>                                               guy0.636631</text:p>
            <text:p/>
          </table:table-cell>
          <table:table-cell office:value-type="string" calcext:value-type="string">
            <text:p>gender-opposite:</text:p>
            <text:p>ACCURACY TOP1: 69.57 %  (16 / 23)</text:p>
            <text:p>Total accuracy: 69.57 %   Semantic accuracy: 69.57 %   Syntactic accuracy: -nan % </text:p>
            <text:p>plural-words:</text:p>
            <text:p>ACCURACY TOP1: 0.00 %  (0 / 11)</text:p>
            <text:p>Total accuracy: 47.06 %   Semantic accuracy: 47.06 %   Syntactic accuracy: -nan % </text:p>
            <text:p>comparitive:</text:p>
            <text:p>ACCURACY TOP1: 0.00 %  (0 / 1)</text:p>
            <text:p>Total accuracy: 47.06 %   Semantic accuracy: 47.06 %   Syntactic accuracy: -nan % </text:p>
            <text:p>similar:</text:p>
            <text:p>ACCURACY TOP1: 15.38 %  (2 / 13)</text:p>
            <text:p>Total accuracy: 38.30 %   Semantic accuracy: 38.30 %   Syntactic accuracy: -nan % </text:p>
            <text:p>present-article:</text:p>
            <text:p>ACCURACY TOP1: 80.00 %  (12 / 15)</text:p>
            <text:p>Total accuracy: 48.39 %   Semantic accuracy: 48.39 %   Syntactic accuracy: -nan % </text:p>
            <text:p>body-opposite:</text:p>
            <text:p>ACCURACY TOP1: 2.86 %  (1 / 35)</text:p>
            <text:p>Total accuracy: 31.96 %   Semantic accuracy: 48.39 %   Syntactic accuracy: 2.86 % </text:p>
            <text:p>clothes-similar:</text:p>
            <text:p>ACCURACY TOP1: 12.50 %  (7 / 56)</text:p>
            <text:p>Total accuracy: 24.84 %   Semantic accuracy: 48.39 %   Syntactic accuracy: 8.7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  belongs0.748695</text:p>
            <text:p>                                        definitely0.723966</text:p>
            <text:p>                                            origin0.716460</text:p>
            <text:p>                                                200.704424</text:p>
            <text:p>                                           country0.669383</text:p>
            <text:p/>
          </table:table-cell>
          <table:table-cell office:value-type="string" calcext:value-type="string">
            <text:p>   messenger0.670424</text:p>
            <text:p>                                          shoulder0.666313</text:p>
            <text:p>                                          carrying0.604019</text:p>
            <text:p>                                         polythene0.575029</text:p>
            <text:p>                                          shopping0.574646</text:p>
            <text:p/>
          </table:table-cell>
          <table:table-cell office:value-type="string" calcext:value-type="string">
            <text:p> nose0.767842</text:p>
            <text:p>                                         partially0.717605</text:p>
            <text:p>                                             sharp0.711490</text:p>
            <text:p>                                              oval0.703268</text:p>
            <text:p>                                            slouch0.678410</text:p>
            <text:p/>
          </table:table-cell>
          <table:table-cell office:value-type="string" calcext:value-type="string">
            <text:p>  elbow0.601607</text:p>
            <text:p>                                             baggy0.570657</text:p>
            <text:p>                                            formal0.567077</text:p>
            <text:p>                                           sleeves0.561716</text:p>
            <text:p>                                            rolled0.542248</text:p>
            <text:p/>
          </table:table-cell>
          <table:table-cell office:value-type="string" calcext:value-type="string">
            <text:p>girl0.682447</text:p>
            <text:p>                                              lady0.647438</text:p>
            <text:p>                                          straight0.643078</text:p>
            <text:p>                                              pony0.640562</text:p>
            <text:p>                                            smooth0.633805</text:p>
            <text:p/>
          </table:table-cell>
          <table:table-cell office:value-type="string" calcext:value-type="string">
            <text:p>gender-opposite:</text:p>
            <text:p>ACCURACY TOP1: 17.39 %  (4 / 23)</text:p>
            <text:p>Total accuracy: 17.39 %   Semantic accuracy: 17.39 %   Syntactic accuracy: -nan % </text:p>
            <text:p>plural-words:</text:p>
            <text:p>ACCURACY TOP1: 0.00 %  (0 / 11)</text:p>
            <text:p>Total accuracy: 11.76 %   Semantic accuracy: 11.76 %   Syntactic accuracy: -nan % </text:p>
            <text:p>comparitive:</text:p>
            <text:p>ACCURACY TOP1: 0.00 %  (0 / 1)</text:p>
            <text:p>Total accuracy: 11.76 %   Semantic accuracy: 11.76 %   Syntactic accuracy: -nan % </text:p>
            <text:p>similar:</text:p>
            <text:p>ACCURACY TOP1: 7.69 %  (1 / 13)</text:p>
            <text:p>Total accuracy: 10.64 %   Semantic accuracy: 10.64 %   Syntactic accuracy: -nan % </text:p>
            <text:p>present-article:</text:p>
            <text:p>ACCURACY TOP1: 0.00 %  (0 / 15)</text:p>
            <text:p>Total accuracy: 8.06 %   Semantic accuracy: 8.06 %   Syntactic accuracy: -nan % </text:p>
            <text:p>body-opposite:</text:p>
            <text:p>ACCURACY TOP1: 0.00 %  (0 / 35)</text:p>
            <text:p>Total accuracy: 5.15 %   Semantic accuracy: 8.06 %   Syntactic accuracy: 0.00 % </text:p>
            <text:p>clothes-similar:</text:p>
            <text:p>ACCURACY TOP1: 0.00 %  (0 / 56)</text:p>
            <text:p>Total accuracy: 3.27 %   Semantic accuracy: 8.06 %   Syntactic accuracy: 0.00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.0001" calcext:value-type="float">
            <text:p>1.00E-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ssibly0.999906</text:p>
            <text:p>                                               far0.999903</text:p>
            <text:p>                                              look0.999901</text:p>
            <text:p>                                             apart0.999901</text:p>
            <text:p>                                           country0.999901</text:p>
            <text:p/>
          </table:table-cell>
          <table:table-cell office:value-type="string" calcext:value-type="string">
            <text:p>top0.999899</text:p>
            <text:p>                                          straight0.999896</text:p>
            <text:p>                                           because0.999893</text:p>
            <text:p>                                          footwear0.999892</text:p>
            <text:p>                                              made0.999892</text:p>
            <text:p/>
          </table:table-cell>
          <table:table-cell office:value-type="string" calcext:value-type="string">
            <text:p> top0.999899</text:p>
            <text:p>                                          straight0.999896</text:p>
            <text:p>                                           because0.999893</text:p>
            <text:p>                                          footwear0.999892</text:p>
            <text:p>                                              made0.999892</text:p>
            <text:p/>
          </table:table-cell>
          <table:table-cell office:value-type="string" calcext:value-type="string">
            <text:p> cell0.999914</text:p>
            <text:p>                                           leaving0.999912</text:p>
            <text:p>                                                so0.999910</text:p>
            <text:p>                                              same0.999909</text:p>
            <text:p>                                              body0.999908</text:p>
            <text:p/>
          </table:table-cell>
          <table:table-cell office:value-type="string" calcext:value-type="string">
            <text:p>overweight0.999907</text:p>
            <text:p>                                               far0.999904</text:p>
            <text:p>                                         shoulders0.999901</text:p>
            <text:p>                                           leaving0.999899</text:p>
            <text:p>                                              look0.999897</text:p>
            <text:p/>
          </table:table-cell>
          <table:table-cell office:value-type="string" calcext:value-type="string">
            <text:p>gender-opposite:</text:p>
            <text:p>ACCURACY TOP1: 0.00 %  (0 / 23)</text:p>
            <text:p>Total accuracy: 0.00 %   Semantic accuracy: 0.00 %   Syntactic accuracy: -nan % </text:p>
            <text:p>plural-words:</text:p>
            <text:p>ACCURACY TOP1: 0.00 %  (0 / 11)</text:p>
            <text:p>Total accuracy: 0.00 %   Semantic accuracy: 0.00 %   Syntactic accuracy: -nan % </text:p>
            <text:p>comparitive:</text:p>
            <text:p>ACCURACY TOP1: 0.00 %  (0 / 1)</text:p>
            <text:p>Total accuracy: 0.00 %   Semantic accuracy: 0.00 %   Syntactic accuracy: -nan % </text:p>
            <text:p>similar:</text:p>
            <text:p>ACCURACY TOP1: 0.00 %  (0 / 13)</text:p>
            <text:p>Total accuracy: 0.00 %   Semantic accuracy: 0.00 %   Syntactic accuracy: -nan % </text:p>
            <text:p>present-article:</text:p>
            <text:p>ACCURACY TOP1: 0.00 %  (0 / 15)</text:p>
            <text:p>Total accuracy: 0.00 %   Semantic accuracy: 0.00 %   Syntactic accuracy: -nan % </text:p>
            <text:p>body-opposite:</text:p>
            <text:p>ACCURACY TOP1: 0.00 %  (0 / 35)</text:p>
            <text:p>Total accuracy: 0.00 %   Semantic accuracy: 0.00 %   Syntactic accuracy: 0.00 % </text:p>
            <text:p>clothes-similar:</text:p>
            <text:p>ACCURACY TOP1: 0.00 %  (0 / 56)</text:p>
            <text:p>Total accuracy: 0.00 %   Semantic accuracy: 0.00 %   Syntactic accuracy: 0.00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.000001" calcext:value-type="float">
            <text:p>1.00E-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idas0.528496</text:p>
            <text:p>                                               old0.476367</text:p>
            <text:p>                                           elderly0.435054</text:p>
            <text:p>                                           average0.431933</text:p>
            <text:p>                                           eyewear0.422684</text:p>
            <text:p/>
          </table:table-cell>
          <table:table-cell office:value-type="string" calcext:value-type="string">
            <text:p> forehead0.674435</text:p>
            <text:p>                                              ears0.611806</text:p>
            <text:p>                                            friend0.594077</text:p>
            <text:p>                                            elbows0.570037</text:p>
            <text:p>                                              legs0.552262</text:p>
            <text:p/>
          </table:table-cell>
          <table:table-cell office:value-type="string" calcext:value-type="string">
            <text:p> handbag0.606150</text:p>
            <text:p>                                          backpack0.594642</text:p>
            <text:p>                                            clutch0.425856</text:p>
            <text:p>                                              bags0.349003</text:p>
            <text:p>                                            folder0.347827</text:p>
            <text:p/>
          </table:table-cell>
          <table:table-cell office:value-type="string" calcext:value-type="string">
            <text:p> t-shirt0.585502</text:p>
            <text:p>                                            tshirt0.546218</text:p>
            <text:p>                                               tee0.497483</text:p>
            <text:p>                                           collars0.488619</text:p>
            <text:p>                                        sweatshirt0.446269</text:p>
            <text:p/>
          </table:table-cell>
          <table:table-cell office:value-type="string" calcext:value-type="string">
            <text:p> man0.780504</text:p>
            <text:p>                                              girl0.745006</text:p>
            <text:p>                                              lady0.740049</text:p>
            <text:p>                                               guy0.656963</text:p>
            <text:p>                                               boy0.649554</text:p>
            <text:p/>
          </table:table-cell>
          <table:table-cell office:value-type="string" calcext:value-type="string">
            <text:p>gender-opposite:</text:p>
            <text:p>ACCURACY TOP1: 65.22 %  (15 / 23)</text:p>
            <text:p>Total accuracy: 65.22 %   Semantic accuracy: 65.22 %   Syntactic accuracy: -nan % </text:p>
            <text:p>plural-words:</text:p>
            <text:p>ACCURACY TOP1: 0.00 %  (0 / 11)</text:p>
            <text:p>Total accuracy: 44.12 %   Semantic accuracy: 44.12 %   Syntactic accuracy: -nan % </text:p>
            <text:p>comparitive:</text:p>
            <text:p>ACCURACY TOP1: 0.00 %  (0 / 1)</text:p>
            <text:p>Total accuracy: 44.12 %   Semantic accuracy: 44.12 %   Syntactic accuracy: -nan % </text:p>
            <text:p>similar:</text:p>
            <text:p>ACCURACY TOP1: 15.38 %  (2 / 13)</text:p>
            <text:p>Total accuracy: 36.17 %   Semantic accuracy: 36.17 %   Syntactic accuracy: -nan % </text:p>
            <text:p>present-article:</text:p>
            <text:p>ACCURACY TOP1: 80.00 %  (12 / 15)</text:p>
            <text:p>Total accuracy: 46.77 %   Semantic accuracy: 46.77 %   Syntactic accuracy: -nan % </text:p>
            <text:p>body-opposite:</text:p>
            <text:p>ACCURACY TOP1: 2.86 %  (1 / 35)</text:p>
            <text:p>Total accuracy: 30.93 %   Semantic accuracy: 46.77 %   Syntactic accuracy: 2.86 % </text:p>
            <text:p>clothes-similar:</text:p>
            <text:p>ACCURACY TOP1: 14.29 %  (8 / 56)</text:p>
            <text:p>Total accuracy: 24.84 %   Semantic accuracy: 46.77 %   Syntactic accuracy: 9.8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.01" calcext:value-type="float">
            <text:p>1.00E-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 adidas0.572931</text:p>
            <text:p>                                          ordinary0.488532</text:p>
            <text:p>                                           eyewear0.444570</text:p>
            <text:p>                                           average0.428143</text:p>
            <text:p>                                               old0.424541</text:p>
            <text:p/>
          </table:table-cell>
          <table:table-cell office:value-type="string" calcext:value-type="string">
            <text:p> forehead0.690527</text:p>
            <text:p>                                              legs0.613804</text:p>
            <text:p>                                              ears0.602076</text:p>
            <text:p>                                             peers0.583459</text:p>
            <text:p>                                              face0.581689</text:p>
            <text:p/>
          </table:table-cell>
          <table:table-cell office:value-type="string" calcext:value-type="string">
            <text:p>  handbag0.693889</text:p>
            <text:p>                                          backpack0.635929</text:p>
            <text:p>                                              pack0.417459</text:p>
            <text:p>                                            clutch0.395541</text:p>
            <text:p>                                        wristwatch0.354639</text:p>
            <text:p/>
          </table:table-cell>
          <table:table-cell office:value-type="string" calcext:value-type="string">
            <text:p>tshirt0.525636</text:p>
            <text:p>                                               top0.524319</text:p>
            <text:p>                                           t-shirt0.488805</text:p>
            <text:p>                                        sweatshirt0.477442</text:p>
            <text:p>                                             dress0.444129</text:p>
            <text:p/>
          </table:table-cell>
          <table:table-cell office:value-type="string" calcext:value-type="string">
            <text:p> girl0.807959</text:p>
            <text:p>                                               man0.784665</text:p>
            <text:p>                                              lady0.740234</text:p>
            <text:p>                                               boy0.658523</text:p>
            <text:p>                                            female0.646615</text:p>
            <text:p/>
          </table:table-cell>
          <table:table-cell office:value-type="string" calcext:value-type="string">
            <text:p>gender-opposite:</text:p>
            <text:p>ACCURACY TOP1: 73.91 %  (17 / 23)</text:p>
            <text:p>Total accuracy: 73.91 %   Semantic accuracy: 73.91 %   Syntactic accuracy: -nan % </text:p>
            <text:p>plural-words:</text:p>
            <text:p>ACCURACY TOP1: 0.00 %  (0 / 11)</text:p>
            <text:p>Total accuracy: 50.00 %   Semantic accuracy: 50.00 %   Syntactic accuracy: -nan % </text:p>
            <text:p>comparitive:</text:p>
            <text:p>ACCURACY TOP1: 0.00 %  (0 / 1)</text:p>
            <text:p>Total accuracy: 50.00 %   Semantic accuracy: 50.00 %   Syntactic accuracy: -nan % </text:p>
            <text:p>similar:</text:p>
            <text:p>ACCURACY TOP1: 15.38 %  (2 / 13)</text:p>
            <text:p>Total accuracy: 40.43 %   Semantic accuracy: 40.43 %   Syntactic accuracy: -nan % </text:p>
            <text:p>present-article:</text:p>
            <text:p>ACCURACY TOP1: 80.00 %  (12 / 15)</text:p>
            <text:p>Total accuracy: 50.00 %   Semantic accuracy: 50.00 %   Syntactic accuracy: -nan % </text:p>
            <text:p>body-opposite:</text:p>
            <text:p>ACCURACY TOP1: 2.86 %  (1 / 35)</text:p>
            <text:p>Total accuracy: 32.99 %   Semantic accuracy: 50.00 %   Syntactic accuracy: 2.86 % </text:p>
            <text:p>clothes-similar:</text:p>
            <text:p>ACCURACY TOP1: 19.64 %  (11 / 56)</text:p>
            <text:p>Total accuracy: 28.10 %   Semantic accuracy: 50.00 %   Syntactic accuracy: 13.1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0.1" calcext:value-type="float">
            <text:p>1.00E-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gender-opposite:</text:p>
            <text:p>ACCURACY TOP1: 73.91 %  (17 / 23)</text:p>
            <text:p>Total accuracy: 73.91 %   Semantic accuracy: 73.91 %   Syntactic accuracy: -nan % </text:p>
            <text:p>plural-words:</text:p>
            <text:p>ACCURACY TOP1: 9.09 %  (1 / 11)</text:p>
            <text:p>Total accuracy: 52.94 %   Semantic accuracy: 52.94 %   Syntactic accuracy: -nan % </text:p>
            <text:p>comparitive:</text:p>
            <text:p>ACCURACY TOP1: 0.00 %  (0 / 1)</text:p>
            <text:p>Total accuracy: 52.94 %   Semantic accuracy: 52.94 %   Syntactic accuracy: -nan % </text:p>
            <text:p>similar:</text:p>
            <text:p>ACCURACY TOP1: 15.38 %  (2 / 13)</text:p>
            <text:p>Total accuracy: 42.55 %   Semantic accuracy: 42.55 %   Syntactic accuracy: -nan % </text:p>
            <text:p>present-article:</text:p>
            <text:p>ACCURACY TOP1: 80.00 %  (12 / 15)</text:p>
            <text:p>Total accuracy: 51.61 %   Semantic accuracy: 51.61 %   Syntactic accuracy: -nan % </text:p>
            <text:p>body-opposite:</text:p>
            <text:p>ACCURACY TOP1: 2.86 %  (1 / 35)</text:p>
            <text:p>Total accuracy: 34.02 %   Semantic accuracy: 51.61 %   Syntactic accuracy: 2.86 % </text:p>
            <text:p>clothes-similar:</text:p>
            <text:p>ACCURACY TOP1: 17.86 %  (10 / 56)</text:p>
            <text:p>Total accuracy: 28.10 %   Semantic accuracy: 51.61 %   Syntactic accuracy: 12.0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egative-how many weights to train per dataset, 5-20 recommended for small dataset</text:p>
          </table:table-cell>
          <table:table-cell table:number-columns-repeated="5"/>
          <table:table-cell office:value-type="string" calcext:value-type="string">
            <text:p>gender-opposite:</text:p>
            <text:p>ACCURACY TOP1: 69.57 %  (16 / 23)</text:p>
            <text:p>Total accuracy: 69.57 %   Semantic accuracy: 69.57 %   Syntactic accuracy: -nan % </text:p>
            <text:p>plural-words:</text:p>
            <text:p>ACCURACY TOP1: 0.00 %  (0 / 11)</text:p>
            <text:p>Total accuracy: 47.06 %   Semantic accuracy: 47.06 %   Syntactic accuracy: -nan % </text:p>
            <text:p>comparitive:</text:p>
            <text:p>ACCURACY TOP1: 0.00 %  (0 / 1)</text:p>
            <text:p>Total accuracy: 47.06 %   Semantic accuracy: 47.06 %   Syntactic accuracy: -nan % </text:p>
            <text:p>similar:</text:p>
            <text:p>ACCURACY TOP1: 15.38 %  (2 / 13)</text:p>
            <text:p>Total accuracy: 38.30 %   Semantic accuracy: 38.30 %   Syntactic accuracy: -nan % </text:p>
            <text:p>present-article:</text:p>
            <text:p>ACCURACY TOP1: 80.00 %  (12 / 15)</text:p>
            <text:p>Total accuracy: 48.39 %   Semantic accuracy: 48.39 %   Syntactic accuracy: -nan % </text:p>
            <text:p>body-opposite:</text:p>
            <text:p>ACCURACY TOP1: 2.86 %  (1 / 35)</text:p>
            <text:p>Total accuracy: 31.96 %   Semantic accuracy: 48.39 %   Syntactic accuracy: 2.86 % </text:p>
            <text:p>clothes-similar:</text:p>
            <text:p>ACCURACY TOP1: 17.86 %  (10 / 56)</text:p>
            <text:p>Total accuracy: 26.80 %   Semantic accuracy: 48.39 %   Syntactic accuracy: 12.0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hs- whether using heirarchal softmax for training</text:p>
          </table:table-cell>
          <table:table-cell table:number-columns-repeated="5"/>
          <table:table-cell office:value-type="string" calcext:value-type="string">
            <text:p>gender-opposite:</text:p>
            <text:p>ACCURACY TOP1: 73.91 %  (17 / 23)</text:p>
            <text:p>Total accuracy: 73.91 %   Semantic accuracy: 73.91 %   Syntactic accuracy: -nan % </text:p>
            <text:p>plural-words:</text:p>
            <text:p>ACCURACY TOP1: 0.00 %  (0 / 11)</text:p>
            <text:p>Total accuracy: 50.00 %   Semantic accuracy: 50.00 %   Syntactic accuracy: -nan % </text:p>
            <text:p>comparitive:</text:p>
            <text:p>ACCURACY TOP1: 0.00 %  (0 / 1)</text:p>
            <text:p>Total accuracy: 50.00 %   Semantic accuracy: 50.00 %   Syntactic accuracy: -nan % </text:p>
            <text:p>similar:</text:p>
            <text:p>ACCURACY TOP1: 15.38 %  (2 / 13)</text:p>
            <text:p>Total accuracy: 40.43 %   Semantic accuracy: 40.43 %   Syntactic accuracy: -nan % </text:p>
            <text:p>present-article:</text:p>
            <text:p>ACCURACY TOP1: 80.00 %  (12 / 15)</text:p>
            <text:p>Total accuracy: 50.00 %   Semantic accuracy: 50.00 %   Syntactic accuracy: -nan % </text:p>
            <text:p>body-opposite:</text:p>
            <text:p>ACCURACY TOP1: 2.86 %  (1 / 35)</text:p>
            <text:p>Total accuracy: 32.99 %   Semantic accuracy: 50.00 %   Syntactic accuracy: 2.86 % </text:p>
            <text:p>clothes-similar:</text:p>
            <text:p>ACCURACY TOP1: 12.50 %  (7 / 56)</text:p>
            <text:p>Total accuracy: 25.49 %   Semantic accuracy: 50.00 %   Syntactic accuracy: 8.79 % </text:p>
            <text:p>Questions seen / total: 153 202   75.74 % </text:p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ample- 0 disable, smaller less sample frequent words</text:p>
          </table:table-cell>
          <table:table-cell table:number-columns-repeated="5"/>
          <table:table-cell office:value-type="string" calcext:value-type="string">
            <text:p>gender-opposite:</text:p>
            <text:p>ACCURACY TOP1: 73.91 %  (17 / 23)</text:p>
            <text:p>Total accuracy: 73.91 %   Semantic accuracy: 73.91 %   Syntactic accuracy: -nan % </text:p>
            <text:p>plural-words:</text:p>
            <text:p>ACCURACY TOP1: 0.00 %  (0 / 11)</text:p>
            <text:p>Total accuracy: 50.00 %   Semantic accuracy: 50.00 %   Syntactic accuracy: -nan % </text:p>
            <text:p>comparitive:</text:p>
            <text:p>ACCURACY TOP1: 0.00 %  (0 / 1)</text:p>
            <text:p>Total accuracy: 50.00 %   Semantic accuracy: 50.00 %   Syntactic accuracy: -nan % </text:p>
            <text:p>similar:</text:p>
            <text:p>ACCURACY TOP1: 15.38 %  (2 / 13)</text:p>
            <text:p>Total accuracy: 40.43 %   Semantic accuracy: 40.43 %   Syntactic accuracy: -nan % </text:p>
            <text:p>present-article:</text:p>
            <text:p>ACCURACY TOP1: 80.00 %  (12 / 15)</text:p>
            <text:p>Total accuracy: 50.00 %   Semantic accuracy: 50.00 %   Syntactic accuracy: -nan % </text:p>
            <text:p>body-opposite:</text:p>
            <text:p>ACCURACY TOP1: 2.86 %  (1 / 35)</text:p>
            <text:p>Total accuracy: 32.99 %   Semantic accuracy: 50.00 %   Syntactic accuracy: 2.86 % </text:p>
            <text:p>clothes-similar:</text:p>
            <text:p>ACCURACY TOP1: 16.07 %  (9 / 56)</text:p>
            <text:p>Total accuracy: 26.80 %   Semantic accuracy: 50.00 %   Syntactic accuracy: 10.9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string" calcext:value-type="string">
            <text:p>iter- number training iterations</text:p>
          </table:table-cell>
          <table:table-cell table:number-columns-repeated="5"/>
          <table:table-cell office:value-type="string" calcext:value-type="string">
            <text:p>ACCURACY TOP1: 65.22 %  (15 / 23)</text:p>
            <text:p>Total accuracy: 65.22 %   Semantic accuracy: 65.22 %   Syntactic accuracy: -nan % </text:p>
            <text:p>plural-words:</text:p>
            <text:p>ACCURACY TOP1: 0.00 %  (0 / 11)</text:p>
            <text:p>Total accuracy: 44.12 %   Semantic accuracy: 44.12 %   Syntactic accuracy: -nan % </text:p>
            <text:p>comparitive:</text:p>
            <text:p>ACCURACY TOP1: 0.00 %  (0 / 1)</text:p>
            <text:p>Total accuracy: 44.12 %   Semantic accuracy: 44.12 %   Syntactic accuracy: -nan % </text:p>
            <text:p>similar:</text:p>
            <text:p>ACCURACY TOP1: 23.08 %  (3 / 13)</text:p>
            <text:p>Total accuracy: 38.30 %   Semantic accuracy: 38.30 %   Syntactic accuracy: -nan % </text:p>
            <text:p>present-article:</text:p>
            <text:p>ACCURACY TOP1: 80.00 %  (12 / 15)</text:p>
            <text:p>Total accuracy: 48.39 %   Semantic accuracy: 48.39 %   Syntactic accuracy: -nan % </text:p>
            <text:p>body-opposite:</text:p>
            <text:p>ACCURACY TOP1: 5.71 %  (2 / 35)</text:p>
            <text:p>Total accuracy: 32.99 %   Semantic accuracy: 48.39 %   Syntactic accuracy: 5.71 % </text:p>
            <text:p>clothes-similar:</text:p>
            <text:p>ACCURACY TOP1: 16.07 %  (9 / 56)</text:p>
            <text:p>Total accuracy: 26.80 %   Semantic accuracy: 48.39 %   Syntactic accuracy: 12.0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bow- if bag of word architecture</text:p>
          </table:table-cell>
          <table:table-cell table:number-columns-repeated="5"/>
          <table:table-cell office:value-type="string" calcext:value-type="string">
            <text:p>gender-opposite:</text:p>
            <text:p>ACCURACY TOP1: 56.52 %  (13 / 23)</text:p>
            <text:p>Total accuracy: 56.52 %   Semantic accuracy: 56.52 %   Syntactic accuracy: -nan % </text:p>
            <text:p>plural-words:</text:p>
            <text:p>ACCURACY TOP1: 0.00 %  (0 / 11)</text:p>
            <text:p>Total accuracy: 38.24 %   Semantic accuracy: 38.24 %   Syntactic accuracy: -nan % </text:p>
            <text:p>comparitive:</text:p>
            <text:p>ACCURACY TOP1: 0.00 %  (0 / 1)</text:p>
            <text:p>Total accuracy: 38.24 %   Semantic accuracy: 38.24 %   Syntactic accuracy: -nan % </text:p>
            <text:p>similar:</text:p>
            <text:p>ACCURACY TOP1: 23.08 %  (3 / 13)</text:p>
            <text:p>Total accuracy: 34.04 %   Semantic accuracy: 34.04 %   Syntactic accuracy: -nan % </text:p>
            <text:p>present-article:</text:p>
            <text:p>ACCURACY TOP1: 80.00 %  (12 / 15)</text:p>
            <text:p>Total accuracy: 45.16 %   Semantic accuracy: 45.16 %   Syntactic accuracy: -nan % </text:p>
            <text:p>body-opposite:</text:p>
            <text:p>ACCURACY TOP1: 5.71 %  (2 / 35)</text:p>
            <text:p>Total accuracy: 30.93 %   Semantic accuracy: 45.16 %   Syntactic accuracy: 5.71 % </text:p>
            <text:p>clothes-similar:</text:p>
            <text:p>ACCURACY TOP1: 16.07 %  (9 / 56)</text:p>
            <text:p>Total accuracy: 25.49 %   Semantic accuracy: 45.16 %   Syntactic accuracy: 12.09 % </text:p>
            <text:p>Questions seen / total: 153 202   75.74 % </text:p>
            <text:p/>
          </table:table-cell>
          <table:table-cell office:value-type="float" office:value="784" calcext:value-type="float">
            <text:p>784</text:p>
          </table:table-cell>
          <table:table-cell office:value-type="float" office:value="128930" calcext:value-type="float">
            <text:p>1289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2:34:52.423758331</meta:creation-date>
    <dc:date>2017-06-04T23:46:02.582001692</dc:date>
    <meta:editing-duration>PT8M18S</meta:editing-duration>
    <meta:editing-cycles>2</meta:editing-cycles>
    <meta:generator>LibreOffice/5.1.6.2$Linux_X86_64 LibreOffice_project/10m0$Build-2</meta:generator>
    <meta:document-statistic meta:table-count="1" meta:cell-count="172" meta:object-count="0"/>
  </office:meta>
</office:document-meta>
</file>